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13f39b" style:font-size-asian="10pt" style:font-size-complex="10pt"/>
    </style:style>
    <style:style style:name="P4" style:family="paragraph" style:parent-style-name="Standard">
      <style:text-properties fo:font-size="10pt" officeooo:paragraph-rsid="0015b57d" style:font-size-asian="10pt" style:font-size-complex="10pt"/>
    </style:style>
    <style:style style:name="P5" style:family="paragraph" style:parent-style-name="Standard"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fo:color="#0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9" style:family="paragraph" style:parent-style-name="Standard">
      <style:text-properties fo:color="#000000" loext:opacity="100%" style:font-name="Droid Sans Mono" fo:font-size="10.5pt" fo:font-weight="normal" fo:background-color="#ffffff" style:font-size-asian="10pt" style:font-size-complex="10pt"/>
    </style:style>
    <style:style style:name="P10" style:family="paragraph" style:parent-style-name="Standard">
      <style:text-properties fo:color="#000000" loext:opacity="100%" style:font-name="Droid Sans Mono" fo:font-size="10.5pt" fo:font-weight="normal" officeooo:paragraph-rsid="0013f39b" fo:background-color="#ffffff" style:font-size-asian="10pt" style:font-size-complex="10pt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6d77d" officeooo:paragraph-rsid="0016d77d" fo:background-color="#ffffff"/>
    </style:style>
    <style:style style:name="P12" style:family="paragraph" style:parent-style-name="Standard">
      <style:text-properties fo:color="#000000" loext:opacity="100%" style:font-name="Droid Sans Mono" fo:font-size="10pt" fo:font-weight="normal" officeooo:paragraph-rsid="0013f39b" fo:background-color="#ffffff" style:font-size-asian="10pt" style:font-size-complex="10pt"/>
    </style:style>
    <style:style style:name="T1" style:family="text">
      <style:text-properties fo:color="#af00db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267f99" loext:opacity="100%"/>
    </style:style>
    <style:style style:name="T4" style:family="text">
      <style:text-properties fo:color="#795e26" loext:opacity="100%"/>
    </style:style>
    <style:style style:name="T5" style:family="text">
      <style:text-properties fo:color="#001080" loext:opacity="100%"/>
    </style:style>
    <style:style style:name="T6" style:family="text">
      <style:text-properties fo:color="#a31515" loext:opacity="100%"/>
    </style:style>
    <style:style style:name="T7" style:family="text">
      <style:text-properties fo:color="#09865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Week 01 (Easy) :</text:p>
      <text:p text:style-name="Standard"/>
      <text:p text:style-name="P2">01. <text:bookmark-ref text:reference-format="text" text:ref-name="w01">Create an array of size n of integers. Take input from the user for these n elements and print the array after that.</text:bookmark-ref></text:p>
      <text:p text:style-name="P2"/>
      <text:p text:style-name="P2">02. <text:bookmark-ref text:reference-format="text" text:ref-name="w02">Check whether n is present in an array of size m or not. Return true or false.</text:bookmark-ref></text:p>
      <text:p text:style-name="P2"/>
      <text:p text:style-name="P2">03.<text:bookmark-ref text:reference-format="text" text:ref-name="w03">Find the minimum and maximum element in an array.</text:bookmark-ref></text:p>
      <text:p text:style-name="P2"/>
      <text:p text:style-name="P2">04. <text:bookmark-ref text:reference-format="text" text:ref-name="w04">Write a program to reverse the array.</text:bookmark-ref></text:p>
      <text:p text:style-name="P2"/>
      <text:p text:style-name="P2">05. <text:bookmark-ref text:reference-format="text" text:ref-name="w05"> Write a program to sort the given array. (Use bubble sort)</text:bookmark-ref></text:p>
      <text:p text:style-name="Standard"/>
      <text:p text:style-name="P1">#Week 01 (Medium) :</text:p>
      <text:p text:style-name="Standard"/>
      <text:p text:style-name="P2">06. <text:bookmark-ref text:reference-format="text" text:ref-name="w06">Find the Kth largest andd Kth smallest element in an array.</text:bookmark-ref></text:p>
      <text:p text:style-name="P2"/>
      <text:p text:style-name="P2">07. <text:bookmark-ref text:reference-format="text" text:ref-name="w07">Given a number n. Find the number of occurences of n in the array.</text:bookmark-ref></text:p>
      <text:p text:style-name="P2"/>
      <text:p text:style-name="P2">08. Given an array which consists of 0,1 and 2 only. Sort the arra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01. <text:bookmark-start text:name="w01"/>Create an array of size n of integers. Take input from the user for these n elements and print the array after that.</text:p>
      <text:p text:style-name="P3"><text:bookmark-end text:name="w01"/></text:p>
      <text:p text:style-name="P3"/>
      <text:p text:style-name="P7"><text:span text:style-name="T2">using</text:span> <text:span text:style-name="T5">System</text:span>;</text:p>
      <text:p text:style-name="P6"/>
      <text:p text:style-name="P8"><text:span text:style-name="T2">class</text:span> <text:span text:style-name="T3">ArrayOne</text:span></text:p>
      <text:p text:style-name="P8">{</text:p>
      <text:p text:style-name="P8"><text:span text:style-name="T2">public</text:span> <text:span text:style-name="T2">static</text:span> <text:span text:style-name="T2">void</text:span> <text:span text:style-name="T4">Main</text:span>()</text:p>
      <text:p text:style-name="P8">{</text:p>
      <text:p text:style-name="P8"><text:span text:style-name="T5">Console</text:span>.<text:span text:style-name="T5">Write</text:span>(<text:span text:style-name="T6">$"Enter Size of Array : "</text:span>);</text:p>
      <text:p text:style-name="P8"><text:span text:style-name="T2">int</text:span> <text:span text:style-name="T5">Size</text:span> = <text:span text:style-name="T2">int</text:span>.<text:span text:style-name="T5">Parse</text:span>(<text:span text:style-name="T5">Console</text:span>.<text:span text:style-name="T5">ReadLine</text:span>());</text:p>
      <text:p text:style-name="P6"/>
      <text:p text:style-name="P8"><text:span text:style-name="T2">int</text:span>[] <text:span text:style-name="T5">Arr</text:span> = <text:span text:style-name="T2">new</text:span> <text:span text:style-name="T2">int</text:span>[<text:span text:style-name="T5">Size</text:span>];</text:p>
      <text:p text:style-name="P6"/>
      <text:p text:style-name="P8"><text:span text:style-name="T1">for</text:span>(<text:span text:style-name="T2">int</text:span> <text:span text:style-name="T5">i</text:span> = <text:span text:style-name="T7">0</text:span>; <text:span text:style-name="T5">i</text:span> &lt; <text:span text:style-name="T5">Size</text:span>; <text:span text:style-name="T5">i</text:span>++)</text:p>
      <text:p text:style-name="P8">{</text:p>
      <text:p text:style-name="P8"><text:span text:style-name="T5">Console</text:span>.<text:span text:style-name="T5">Write</text:span>(<text:span text:style-name="T6">$"Enter Element : "</text:span>);</text:p>
      <text:p text:style-name="P8"><text:span text:style-name="T5">Arr</text:span>[<text:span text:style-name="T5">i</text:span>] = <text:span text:style-name="T2">int</text:span>.<text:span text:style-name="T5">Parse</text:span>(<text:span text:style-name="T5">Console</text:span>.<text:span text:style-name="T5">ReadLine</text:span>());</text:p>
      <text:p text:style-name="P8">}</text:p>
      <text:p text:style-name="P6"/>
      <text:p text:style-name="P8"><text:span text:style-name="T1">for</text:span>(<text:span text:style-name="T2">int</text:span> <text:span text:style-name="T5">i</text:span> = <text:span text:style-name="T7">0</text:span>; <text:span text:style-name="T5">i</text:span> &lt; <text:span text:style-name="T5">Size</text:span>; <text:span text:style-name="T5">i</text:span>++)</text:p>
      <text:p text:style-name="P8">{</text:p>
      <text:p text:style-name="P8"><text:span text:style-name="T5">Console</text:span>.<text:span text:style-name="T5">Write</text:span>(<text:span text:style-name="T5">Arr</text:span>[<text:span text:style-name="T5">i</text:span>]+<text:span text:style-name="T6">" "</text:span>);</text:p>
      <text:p text:style-name="P8">}</text:p>
      <text:p text:style-name="P8">}</text:p>
      <text:p text:style-name="P8">}</text:p>
      <text:p text:style-name="P7"><text:soft-page-break/></text:p>
      <text:p text:style-name="P5"/>
      <text:p text:style-name="P12">02. <text:bookmark-start text:name="w02"/>Check whether n is present in an array of size m or not. Return true or false.<text:bookmark-end text:name="w02"/></text:p>
      <text:p text:style-name="P12"/>
      <text:p text:style-name="P2"/>
      <text:p text:style-name="P9"><text:span text:style-name="T2">using</text:span> <text:span text:style-name="T5">System</text:span>;</text:p>
      <text:p text:style-name="P6"/>
      <text:p text:style-name="P8"><text:span text:style-name="T2">class</text:span> <text:span text:style-name="T3">ArrTwo</text:span></text:p>
      <text:p text:style-name="P8">{</text:p>
      <text:p text:style-name="P8"><text:span text:style-name="T2">public</text:span> <text:span text:style-name="T2">static</text:span> <text:span text:style-name="T2">void</text:span> <text:span text:style-name="T4">Main</text:span>()</text:p>
      <text:p text:style-name="P8">{</text:p>
      <text:p text:style-name="P8"><text:span text:style-name="T2">int</text:span> <text:span text:style-name="T5">flag</text:span> = <text:span text:style-name="T7">0</text:span>;</text:p>
      <text:p text:style-name="P8"><text:span text:style-name="T5">Console</text:span>.<text:span text:style-name="T5">Write</text:span>(<text:span text:style-name="T6">"Enter Size of Array : "</text:span> );</text:p>
      <text:p text:style-name="P8"><text:span text:style-name="T2">int</text:span> <text:span text:style-name="T5">M</text:span> = <text:span text:style-name="T2">int</text:span>.<text:span text:style-name="T5">Parse</text:span>(<text:span text:style-name="T5">Console</text:span>.<text:span text:style-name="T5">ReadLine</text:span>());</text:p>
      <text:p text:style-name="P6"/>
      <text:p text:style-name="P8"><text:span text:style-name="T5">Console</text:span>.<text:span text:style-name="T5">Write</text:span>(<text:span text:style-name="T6">"Enter Element : "</text:span>);</text:p>
      <text:p text:style-name="P8"><text:span text:style-name="T2">int</text:span>[] <text:span text:style-name="T5">arr</text:span> = <text:span text:style-name="T2">new</text:span> <text:span text:style-name="T2">int</text:span>[<text:span text:style-name="T5">M</text:span>];</text:p>
      <text:p text:style-name="P6"/>
      <text:p text:style-name="P8"><text:span text:style-name="T1">for</text:span>(<text:span text:style-name="T2">int</text:span> <text:span text:style-name="T5">i</text:span> = <text:span text:style-name="T7">0</text:span>; <text:span text:style-name="T5">i</text:span> &lt; <text:span text:style-name="T5">M</text:span>; <text:span text:style-name="T5">i</text:span>++){</text:p>
      <text:p text:style-name="P8"><text:span text:style-name="T5">arr</text:span>[<text:span text:style-name="T5">i</text:span>] = <text:span text:style-name="T2">int</text:span>.<text:span text:style-name="T5">Parse</text:span>(<text:span text:style-name="T5">Console</text:span>.<text:span text:style-name="T5">ReadLine</text:span>());</text:p>
      <text:p text:style-name="P8">}</text:p>
      <text:p text:style-name="P6"/>
      <text:p text:style-name="P8"><text:span text:style-name="T5">Console</text:span>.<text:span text:style-name="T5">Write</text:span>(<text:span text:style-name="T6">"Enter Element to check it is present in array or Not : "</text:span>);</text:p>
      <text:p text:style-name="P8"><text:span text:style-name="T2">int</text:span> <text:span text:style-name="T5">n</text:span> = <text:span text:style-name="T2">int</text:span>.<text:span text:style-name="T5">Parse</text:span>(<text:span text:style-name="T5">Console</text:span>.<text:span text:style-name="T5">ReadLine</text:span>());</text:p>
      <text:p text:style-name="P6"/>
      <text:p text:style-name="P8"><text:span text:style-name="T1">for</text:span>(<text:span text:style-name="T2">int</text:span> <text:span text:style-name="T5">i</text:span> = <text:span text:style-name="T7">0</text:span>; <text:span text:style-name="T5">i</text:span>&lt;<text:span text:style-name="T5">M</text:span>; <text:span text:style-name="T5">i</text:span>++)</text:p>
      <text:p text:style-name="P8">{</text:p>
      <text:p text:style-name="P8"><text:span text:style-name="T1">if</text:span>(<text:span text:style-name="T5">arr</text:span>[<text:span text:style-name="T5">i</text:span>] == <text:span text:style-name="T5">n</text:span>){</text:p>
      <text:p text:style-name="P8"><text:span text:style-name="T5">Console</text:span>.<text:span text:style-name="T5">WriteLine</text:span>(<text:span text:style-name="T6">"True"</text:span>);</text:p>
      <text:p text:style-name="P8"><text:span text:style-name="T5">flag</text:span> =<text:span text:style-name="T7">1</text:span>;</text:p>
      <text:p text:style-name="P8">}</text:p>
      <text:p text:style-name="P8">}</text:p>
      <text:p text:style-name="P8"><text:span text:style-name="T1">if</text:span>(<text:span text:style-name="T5">flag</text:span> == <text:span text:style-name="T7">0</text:span>)</text:p>
      <text:p text:style-name="P8">{</text:p>
      <text:p text:style-name="P8"><text:span text:style-name="T5">Console</text:span>.<text:span text:style-name="T5">WriteLine</text:span>(<text:span text:style-name="T6">"False"</text:span>);</text:p>
      <text:p text:style-name="P8">}</text:p>
      <text:p text:style-name="P8">}</text:p>
      <text:p text:style-name="P8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3"><text:soft-page-break/>03. <text:bookmark-start text:name="w03"/>Find the minimum and maximum element in an array.</text:p>
      <text:p text:style-name="P3"><text:bookmark-end text:name="w03"/></text:p>
      <text:p text:style-name="P3"/>
      <text:p text:style-name="P10"><text:span text:style-name="T2">using</text:span> <text:span text:style-name="T5">System</text:span>;</text:p>
      <text:p text:style-name="P6"/>
      <text:p text:style-name="P8"><text:span text:style-name="T2">class</text:span> <text:span text:style-name="T3">ArrThree</text:span></text:p>
      <text:p text:style-name="P8">{</text:p>
      <text:p text:style-name="P8"><text:span text:style-name="T2">public</text:span> <text:span text:style-name="T2">static</text:span> <text:span text:style-name="T2">void</text:span> <text:span text:style-name="T4">Main</text:span>()</text:p>
      <text:p text:style-name="P8">{</text:p>
      <text:p text:style-name="P8"><text:span text:style-name="T5">Console</text:span>.<text:span text:style-name="T5">Write</text:span>(<text:span text:style-name="T6">"Enter Size of Array : "</text:span>);</text:p>
      <text:p text:style-name="P8"><text:span text:style-name="T2">int</text:span> <text:span text:style-name="T5">n</text:span> = <text:span text:style-name="T2">int</text:span>.<text:span text:style-name="T5">Parse</text:span>(<text:span text:style-name="T5">Console</text:span>.<text:span text:style-name="T5">ReadLine</text:span>());</text:p>
      <text:p text:style-name="P6"/>
      <text:p text:style-name="P8"><text:span text:style-name="T5">Console</text:span>.<text:span text:style-name="T5">Write</text:span>(<text:span text:style-name="T6">"Enter Element : "</text:span>);</text:p>
      <text:p text:style-name="P8"><text:span text:style-name="T2">int</text:span>[] <text:span text:style-name="T5">Arr</text:span> = <text:span text:style-name="T2">new</text:span> <text:span text:style-name="T2">int</text:span>[<text:span text:style-name="T5">n</text:span>];</text:p>
      <text:p text:style-name="P6"/>
      <text:p text:style-name="P8"><text:span text:style-name="T1">for</text:span>(<text:span text:style-name="T2">int</text:span> <text:span text:style-name="T5">i</text:span> = <text:span text:style-name="T7">0</text:span>; <text:span text:style-name="T5">i</text:span> &lt; <text:span text:style-name="T5">n</text:span>; <text:span text:style-name="T5">i</text:span>++){</text:p>
      <text:p text:style-name="P8"><text:span text:style-name="T5">Arr</text:span>[<text:span text:style-name="T5">i</text:span>] = <text:span text:style-name="T2">int</text:span>.<text:span text:style-name="T5">Parse</text:span>(<text:span text:style-name="T5">Console</text:span>.<text:span text:style-name="T5">ReadLine</text:span>());</text:p>
      <text:p text:style-name="P8">}</text:p>
      <text:p text:style-name="P6"/>
      <text:p text:style-name="P8"><text:span text:style-name="T2">int</text:span> <text:span text:style-name="T5">min</text:span> = <text:span text:style-name="T5">Arr</text:span>[<text:span text:style-name="T7">0</text:span>];</text:p>
      <text:p text:style-name="P8"><text:span text:style-name="T2">int</text:span> <text:span text:style-name="T5">max</text:span> = <text:span text:style-name="T5">Arr</text:span>[<text:span text:style-name="T7">0</text:span>];</text:p>
      <text:p text:style-name="P8"><text:span text:style-name="T1">for</text:span>(<text:span text:style-name="T2">int</text:span> <text:span text:style-name="T5">i</text:span> = <text:span text:style-name="T7">1</text:span>; <text:span text:style-name="T5">i</text:span> &lt; <text:span text:style-name="T5">n</text:span>; <text:span text:style-name="T5">i</text:span>++)</text:p>
      <text:p text:style-name="P8">{</text:p>
      <text:p text:style-name="P8"><text:span text:style-name="T1">if</text:span>(<text:span text:style-name="T5">Arr</text:span>[<text:span text:style-name="T5">i</text:span>] &lt; <text:span text:style-name="T5">min</text:span>)</text:p>
      <text:p text:style-name="P8">{</text:p>
      <text:p text:style-name="P8"><text:span text:style-name="T5">min</text:span> = <text:span text:style-name="T5">Arr</text:span>[<text:span text:style-name="T5">i</text:span>];</text:p>
      <text:p text:style-name="P8">}</text:p>
      <text:p text:style-name="P8"><text:span text:style-name="T1">if</text:span>(<text:span text:style-name="T5">Arr</text:span>[<text:span text:style-name="T5">i</text:span>] &gt; <text:span text:style-name="T5">min</text:span>)</text:p>
      <text:p text:style-name="P8">{</text:p>
      <text:p text:style-name="P8"><text:span text:style-name="T5">max</text:span> = <text:span text:style-name="T5">Arr</text:span>[<text:span text:style-name="T5">i</text:span>];</text:p>
      <text:p text:style-name="P8">}</text:p>
      <text:p text:style-name="P8">}</text:p>
      <text:p text:style-name="P8"><text:span text:style-name="T5">Console</text:span>.<text:span text:style-name="T5">WriteLine</text:span>(<text:span text:style-name="T6">"Minimum : "</text:span>+<text:span text:style-name="T5">min</text:span>);</text:p>
      <text:p text:style-name="P8"><text:span text:style-name="T5">Console</text:span>.<text:span text:style-name="T5">WriteLine</text:span>(<text:span text:style-name="T6">"Maximum : "</text:span>+<text:span text:style-name="T5">max</text:span>);</text:p>
      <text:p text:style-name="P8">}</text:p>
      <text:p text:style-name="P8">}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04. <text:bookmark-start text:name="w04"/>Write a program to reverse the array.<text:bookmark-end text:name="w04"/></text:p>
      <text:p text:style-name="P3"/>
      <text:p text:style-name="P3"/>
      <text:p text:style-name="P9"><text:span text:style-name="T2">using</text:span> <text:span text:style-name="T5">System</text:span>;</text:p>
      <text:p text:style-name="P6"/>
      <text:p text:style-name="P8"><text:span text:style-name="T2">class</text:span> <text:span text:style-name="T3">ArrFour</text:span></text:p>
      <text:p text:style-name="P8">{</text:p>
      <text:p text:style-name="P8"><text:span text:style-name="T2">public</text:span> <text:span text:style-name="T2">static</text:span> <text:span text:style-name="T2">void</text:span> <text:span text:style-name="T4">Main</text:span>()</text:p>
      <text:p text:style-name="P8">{</text:p>
      <text:p text:style-name="P8"><text:span text:style-name="T5">Console</text:span>.<text:span text:style-name="T5">Write</text:span>(<text:span text:style-name="T6">"Enter Size of Array : "</text:span>);</text:p>
      <text:p text:style-name="P8"><text:span text:style-name="T2">int</text:span> <text:span text:style-name="T5">n</text:span> = <text:span text:style-name="T2">int</text:span>.<text:span text:style-name="T5">Parse</text:span>(<text:span text:style-name="T5">Console</text:span>.<text:span text:style-name="T5">ReadLine</text:span>());</text:p>
      <text:p text:style-name="P6"/>
      <text:p text:style-name="P8"><text:span text:style-name="T5">Console</text:span>.<text:span text:style-name="T5">Write</text:span>(<text:span text:style-name="T6">"Enter Elememt : "</text:span>);</text:p>
      <text:p text:style-name="P8"><text:span text:style-name="T2">int</text:span>[] <text:span text:style-name="T5">Arr</text:span> = <text:span text:style-name="T2">new</text:span> <text:span text:style-name="T2">int</text:span>[<text:span text:style-name="T5">n</text:span>];</text:p>
      <text:p text:style-name="P6"/>
      <text:p text:style-name="P8"><text:span text:style-name="T1">for</text:span>(<text:span text:style-name="T2">int</text:span> <text:span text:style-name="T5">i</text:span> = <text:span text:style-name="T7">0</text:span>; <text:span text:style-name="T5">i</text:span> &lt; <text:span text:style-name="T5">n</text:span>; <text:span text:style-name="T5">i</text:span>++)</text:p>
      <text:p text:style-name="P8">{</text:p>
      <text:p text:style-name="P8"><text:span text:style-name="T5">Arr</text:span>[<text:span text:style-name="T5">i</text:span>] = <text:span text:style-name="T2">int</text:span>.<text:span text:style-name="T5">Parse</text:span>(<text:span text:style-name="T5">Console</text:span>.<text:span text:style-name="T5">ReadLine</text:span>());</text:p>
      <text:p text:style-name="P8">}</text:p>
      <text:p text:style-name="P6"/>
      <text:p text:style-name="P8"><text:span text:style-name="T1">for</text:span> (<text:span text:style-name="T2">int</text:span> <text:span text:style-name="T5">i</text:span> = <text:span text:style-name="T7">0</text:span>; <text:span text:style-name="T5">i</text:span> &lt; <text:span text:style-name="T5">n</text:span> / <text:span text:style-name="T7">2</text:span>; <text:span text:style-name="T5">i</text:span>++)</text:p>
      <text:p text:style-name="P8">{</text:p>
      <text:p text:style-name="P8"><text:span text:style-name="T2">int</text:span> <text:span text:style-name="T5">temp</text:span> = <text:span text:style-name="T5">Arr</text:span>[<text:span text:style-name="T5">i</text:span>];</text:p>
      <text:p text:style-name="P8"><text:span text:style-name="T5">Arr</text:span>[<text:span text:style-name="T5">i</text:span>] = <text:span text:style-name="T5">Arr</text:span>[<text:span text:style-name="T5">n</text:span> - <text:span text:style-name="T7">1</text:span> - <text:span text:style-name="T5">i</text:span>];</text:p>
      <text:p text:style-name="P8"><text:span text:style-name="T5">Arr</text:span>[<text:span text:style-name="T5">n</text:span> - <text:span text:style-name="T7">1</text:span> - <text:span text:style-name="T5">i</text:span>] = <text:span text:style-name="T5">temp</text:span>;</text:p>
      <text:p text:style-name="P8">}</text:p>
      <text:p text:style-name="P8"><text:span text:style-name="T5">Console</text:span>.<text:span text:style-name="T5">Write</text:span>(<text:span text:style-name="T6">"Reversed Array : "</text:span>);</text:p>
      <text:p text:style-name="P8"><text:span text:style-name="T1">for</text:span>(<text:span text:style-name="T2">int</text:span> <text:span text:style-name="T5">i</text:span> = <text:span text:style-name="T7">0</text:span>; <text:span text:style-name="T5">i</text:span> &lt; <text:span text:style-name="T5">n</text:span>; <text:span text:style-name="T5">i</text:span>++)</text:p>
      <text:p text:style-name="P8">{</text:p>
      <text:p text:style-name="P8"><text:span text:style-name="T5">Console</text:span>.<text:span text:style-name="T5">Write</text:span>(<text:span text:style-name="T5">Arr</text:span>[<text:span text:style-name="T5">i</text:span>]+<text:span text:style-name="T6">" "</text:span>);</text:p>
      <text:p text:style-name="P8">}</text:p>
      <text:p text:style-name="P8">}</text:p>
      <text:p text:style-name="P8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05.<text:bookmark-start text:name="w05"/> Write a program to sort the given array. (Use bubble sort)<text:bookmark-end text:name="w05"/></text:p>
      <text:p text:style-name="P3"/>
      <text:p text:style-name="P3"/>
      <text:p text:style-name="P10"><text:span text:style-name="T2">using</text:span> <text:span text:style-name="T5">System</text:span>;</text:p>
      <text:p text:style-name="P6"/>
      <text:p text:style-name="P8"><text:span text:style-name="T2">class</text:span> <text:span text:style-name="T3">ArrFive</text:span></text:p>
      <text:p text:style-name="P8">{</text:p>
      <text:p text:style-name="P8"><text:span text:style-name="T2">public</text:span> <text:span text:style-name="T2">static</text:span> <text:span text:style-name="T2">void</text:span> <text:span text:style-name="T4">Main</text:span>()</text:p>
      <text:p text:style-name="P8">{</text:p>
      <text:p text:style-name="P8"><text:span text:style-name="T5">Console</text:span>.<text:span text:style-name="T5">Write</text:span>(<text:span text:style-name="T6">"Enter Size of Array : "</text:span>);</text:p>
      <text:p text:style-name="P8"><text:span text:style-name="T2">int</text:span> <text:span text:style-name="T5">n</text:span> = <text:span text:style-name="T2">int</text:span>.<text:span text:style-name="T5">Parse</text:span>(<text:span text:style-name="T5">Console</text:span>.<text:span text:style-name="T5">ReadLine</text:span>());</text:p>
      <text:p text:style-name="P6"/>
      <text:p text:style-name="P8"><text:span text:style-name="T5">Console</text:span>.<text:span text:style-name="T5">Write</text:span>(<text:span text:style-name="T6">"Enter Element : "</text:span>);</text:p>
      <text:p text:style-name="P8"><text:span text:style-name="T2">int</text:span>[] <text:span text:style-name="T5">Arr</text:span> = <text:span text:style-name="T2">new</text:span> <text:span text:style-name="T2">int</text:span>[<text:span text:style-name="T5">n</text:span>];</text:p>
      <text:p text:style-name="P6"/>
      <text:p text:style-name="P8"><text:span text:style-name="T1">for</text:span>(<text:span text:style-name="T2">int</text:span> <text:span text:style-name="T5">i</text:span> = <text:span text:style-name="T7">0</text:span>; <text:span text:style-name="T5">i</text:span> &lt; <text:span text:style-name="T5">n</text:span>; <text:span text:style-name="T5">i</text:span>++)</text:p>
      <text:p text:style-name="P8">{</text:p>
      <text:p text:style-name="P8"><text:span text:style-name="T5">Arr</text:span>[<text:span text:style-name="T5">i</text:span>] = <text:span text:style-name="T2">int</text:span>.<text:span text:style-name="T5">Parse</text:span>(<text:span text:style-name="T5">Console</text:span>.<text:span text:style-name="T5">ReadLine</text:span>());</text:p>
      <text:p text:style-name="P8">}</text:p>
      <text:p text:style-name="P6"/>
      <text:p text:style-name="P8"><text:span text:style-name="T2">int</text:span> <text:span text:style-name="T5">counter</text:span> = <text:span text:style-name="T7">1</text:span>;</text:p>
      <text:p text:style-name="P8"><text:span text:style-name="T1">while</text:span>(<text:span text:style-name="T5">counter</text:span> &lt; <text:span text:style-name="T5">n</text:span>)</text:p>
      <text:p text:style-name="P8">{</text:p>
      <text:p text:style-name="P8"><text:span text:style-name="T1">for</text:span>(<text:span text:style-name="T2">int</text:span> <text:span text:style-name="T5">i</text:span> = <text:span text:style-name="T7">0</text:span>; <text:span text:style-name="T5">i</text:span> &lt; <text:span text:style-name="T5">n</text:span>-<text:span text:style-name="T5">counter</text:span>; <text:span text:style-name="T5">i</text:span>++)</text:p>
      <text:p text:style-name="P8">{</text:p>
      <text:p text:style-name="P8"><text:span text:style-name="T1">if</text:span>(<text:span text:style-name="T5">Arr</text:span>[<text:span text:style-name="T5">i</text:span>] &gt; <text:span text:style-name="T5">Arr</text:span>[<text:span text:style-name="T5">i</text:span>+<text:span text:style-name="T7">1</text:span>])</text:p>
      <text:p text:style-name="P8">{</text:p>
      <text:p text:style-name="P8"><text:span text:style-name="T2">int</text:span> <text:span text:style-name="T5">temp</text:span> = <text:span text:style-name="T5">Arr</text:span>[<text:span text:style-name="T5">i</text:span>];</text:p>
      <text:p text:style-name="P8"><text:span text:style-name="T5">Arr</text:span>[<text:span text:style-name="T5">i</text:span>] = <text:span text:style-name="T5">Arr</text:span>[<text:span text:style-name="T5">i</text:span>+<text:span text:style-name="T7">1</text:span>];</text:p>
      <text:p text:style-name="P8"><text:span text:style-name="T5">Arr</text:span>[<text:span text:style-name="T5">i</text:span>+<text:span text:style-name="T7">1</text:span>] = <text:span text:style-name="T5">temp</text:span>;</text:p>
      <text:p text:style-name="P8">}</text:p>
      <text:p text:style-name="P8">}</text:p>
      <text:p text:style-name="P8"><text:span text:style-name="T5">counter</text:span>++;</text:p>
      <text:p text:style-name="P8">}</text:p>
      <text:p text:style-name="P8"><text:span text:style-name="T5">Console</text:span>.<text:span text:style-name="T5">Write</text:span>(<text:span text:style-name="T6">"Sorted Array : "</text:span>);</text:p>
      <text:p text:style-name="P8"><text:span text:style-name="T1">for</text:span>(<text:span text:style-name="T2">int</text:span> <text:span text:style-name="T5">i</text:span> =<text:span text:style-name="T7">0</text:span>; <text:span text:style-name="T5">i</text:span> &lt; <text:span text:style-name="T5">n</text:span>; <text:span text:style-name="T5">i</text:span>++)</text:p>
      <text:p text:style-name="P8">{</text:p>
      <text:p text:style-name="P8"><text:span text:style-name="T5">Console</text:span>.<text:span text:style-name="T5">Write</text:span>(<text:span text:style-name="T5">Arr</text:span>[<text:span text:style-name="T5">i</text:span>]+<text:span text:style-name="T6">" "</text:span>);</text:p>
      <text:p text:style-name="P8">}</text:p>
      <text:p text:style-name="P8">}</text:p>
      <text:p text:style-name="P8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06. <text:bookmark-start text:name="w06"/>Find the Kth largest andd Kth smallest element in an array.<text:bookmark-end text:name="w06"/></text:p>
      <text:p text:style-name="P3"/>
      <text:p text:style-name="P3"/>
      <text:p text:style-name="P3"/>
      <text:p text:style-name="P9"><text:span text:style-name="T2">using</text:span> <text:span text:style-name="T5">System</text:span>;</text:p>
      <text:p text:style-name="P6"/>
      <text:p text:style-name="P8"><text:span text:style-name="T2">class</text:span> <text:span text:style-name="T3">ArrSix</text:span></text:p>
      <text:p text:style-name="P8">{</text:p>
      <text:p text:style-name="P8"><text:span text:style-name="T2">public</text:span> <text:span text:style-name="T2">static</text:span> <text:span text:style-name="T2">int</text:span> <text:span text:style-name="T4">Ksmallest</text:span>(<text:span text:style-name="T2">int</text:span>[] <text:span text:style-name="T5">Arr</text:span>, <text:span text:style-name="T2">int</text:span> <text:span text:style-name="T5">K</text:span> )</text:p>
      <text:p text:style-name="P8">{</text:p>
      <text:p text:style-name="P8"><text:span text:style-name="T5">Array</text:span>.<text:span text:style-name="T5">Sort</text:span>(<text:span text:style-name="T5">Arr</text:span>);</text:p>
      <text:p text:style-name="P8"><text:span text:style-name="T1">return</text:span> <text:span text:style-name="T5">Arr</text:span>[<text:span text:style-name="T5">K</text:span>-<text:span text:style-name="T7">1</text:span>];</text:p>
      <text:p text:style-name="P8">}</text:p>
      <text:p text:style-name="P6"/>
      <text:p text:style-name="P8"><text:span text:style-name="T2">public</text:span> <text:span text:style-name="T2">static</text:span> <text:span text:style-name="T2">int</text:span> <text:span text:style-name="T4">Klargest</text:span>(<text:span text:style-name="T2">int</text:span>[] <text:span text:style-name="T5">Arr</text:span>, <text:span text:style-name="T2">int</text:span> <text:span text:style-name="T5">K</text:span>)</text:p>
      <text:p text:style-name="P8">{</text:p>
      <text:p text:style-name="P8"><text:span text:style-name="T5">Array</text:span>.<text:span text:style-name="T5">Sort</text:span>(<text:span text:style-name="T5">Arr</text:span>);</text:p>
      <text:p text:style-name="P8"><text:span text:style-name="T5">Array</text:span>.<text:span text:style-name="T5">Reverse</text:span>(<text:span text:style-name="T5">Arr</text:span>);</text:p>
      <text:p text:style-name="P8"><text:span text:style-name="T1">return</text:span> <text:span text:style-name="T5">Arr</text:span>[<text:span text:style-name="T5">K</text:span>-<text:span text:style-name="T7">1</text:span>];</text:p>
      <text:p text:style-name="P6"/>
      <text:p text:style-name="P8">}</text:p>
      <text:p text:style-name="P8"><text:span text:style-name="T2">public</text:span> <text:span text:style-name="T2">static</text:span> <text:span text:style-name="T2">void</text:span> <text:span text:style-name="T4">Main</text:span>()</text:p>
      <text:p text:style-name="P8">{</text:p>
      <text:p text:style-name="P8"><text:span text:style-name="T5">Console</text:span>.<text:span text:style-name="T5">Write</text:span>(<text:span text:style-name="T6">"Enter Size of Array : "</text:span>);</text:p>
      <text:p text:style-name="P8"><text:span text:style-name="T2">int</text:span> <text:span text:style-name="T5">n</text:span> = <text:span text:style-name="T2">int</text:span>.<text:span text:style-name="T5">Parse</text:span>(<text:span text:style-name="T5">Console</text:span>.<text:span text:style-name="T5">ReadLine</text:span>());</text:p>
      <text:p text:style-name="P6"/>
      <text:p text:style-name="P8"><text:span text:style-name="T5">Console</text:span>.<text:span text:style-name="T5">Write</text:span>(<text:span text:style-name="T6">"Enter Element : "</text:span>);</text:p>
      <text:p text:style-name="P8"><text:span text:style-name="T2">int</text:span>[] <text:span text:style-name="T5">Arr</text:span> = <text:span text:style-name="T2">new</text:span> <text:span text:style-name="T2">int</text:span>[<text:span text:style-name="T5">n</text:span>];</text:p>
      <text:p text:style-name="P6"/>
      <text:p text:style-name="P8"><text:span text:style-name="T1">for</text:span>(<text:span text:style-name="T2">int</text:span> <text:span text:style-name="T5">i</text:span> = <text:span text:style-name="T7">0</text:span>; <text:span text:style-name="T5">i</text:span> &lt; <text:span text:style-name="T5">n</text:span>; <text:span text:style-name="T5">i</text:span>++)</text:p>
      <text:p text:style-name="P8">{</text:p>
      <text:p text:style-name="P8"><text:span text:style-name="T5">Arr</text:span>[<text:span text:style-name="T5">i</text:span>] = <text:span text:style-name="T2">int</text:span>.<text:span text:style-name="T5">Parse</text:span>(<text:span text:style-name="T5">Console</text:span>.<text:span text:style-name="T5">ReadLine</text:span>());</text:p>
      <text:p text:style-name="P8">}</text:p>
      <text:p text:style-name="P6"/>
      <text:p text:style-name="P8"><text:span text:style-name="T5">Console</text:span>.<text:span text:style-name="T5">Write</text:span>(<text:span text:style-name="T6">"Enter place value to get kth element : "</text:span>);</text:p>
      <text:p text:style-name="P8"><text:span text:style-name="T2">int</text:span> <text:span text:style-name="T5">K</text:span> = <text:span text:style-name="T2">int</text:span>.<text:span text:style-name="T5">Parse</text:span>(<text:span text:style-name="T5">Console</text:span>.<text:span text:style-name="T5">ReadLine</text:span>());</text:p>
      <text:p text:style-name="P6"/>
      <text:p text:style-name="P8"><text:span text:style-name="T5">Console</text:span>.<text:span text:style-name="T5">WriteLine</text:span>(<text:span text:style-name="T5">K</text:span>+<text:span text:style-name="T6">" smallest element of array : "</text:span>+<text:span text:style-name="T4">Ksmallest</text:span>(<text:span text:style-name="T5">Arr</text:span>, <text:span text:style-name="T5">K</text:span>));</text:p>
      <text:p text:style-name="P8"><text:span text:style-name="T5">Console</text:span>.<text:span text:style-name="T5">WriteLine</text:span>(<text:span text:style-name="T5">K</text:span>+<text:span text:style-name="T6">" largest element of array : "</text:span>+<text:span text:style-name="T4">Klargest</text:span>(<text:span text:style-name="T5">Arr</text:span>, <text:span text:style-name="T5">K</text:span>));</text:p>
      <text:p text:style-name="P8">}</text:p>
      <text:p text:style-name="P8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07. <text:bookmark-start text:name="w07"/>Given a number n. Find the number of occurences of n in the array.<text:bookmark-end text:name="w07"/></text:p>
      <text:p text:style-name="P4"/>
      <text:p text:style-name="P4"/>
      <text:p text:style-name="P4"/>
      <text:p text:style-name="P9"><text:span text:style-name="T2">using</text:span> <text:span text:style-name="T5">System</text:span>;</text:p>
      <text:p text:style-name="P6"/>
      <text:p text:style-name="P8"><text:span text:style-name="T2">class</text:span> <text:span text:style-name="T3">ArrSeven</text:span></text:p>
      <text:p text:style-name="P8">{</text:p>
      <text:p text:style-name="P8"><text:span text:style-name="T2">public</text:span> <text:span text:style-name="T2">static</text:span> <text:span text:style-name="T2">int</text:span> <text:span text:style-name="T4">Occurrence</text:span>(<text:span text:style-name="T2">int</text:span>[] <text:span text:style-name="T5">Arr</text:span>, <text:span text:style-name="T2">int</text:span> <text:span text:style-name="T5">n</text:span>, <text:span text:style-name="T2">int</text:span> <text:span text:style-name="T5">m</text:span>)</text:p>
      <text:p text:style-name="P8">{</text:p>
      <text:p text:style-name="P8"><text:span text:style-name="T2">int</text:span> <text:span text:style-name="T5">count</text:span> = <text:span text:style-name="T7">0</text:span>;</text:p>
      <text:p text:style-name="P8"><text:span text:style-name="T1">for</text:span> (<text:span text:style-name="T2">int</text:span> <text:span text:style-name="T5">i</text:span> = <text:span text:style-name="T7">0</text:span>; <text:span text:style-name="T5">i</text:span> &lt; <text:span text:style-name="T5">n</text:span>; <text:span text:style-name="T5">i</text:span>++)</text:p>
      <text:p text:style-name="P8">{</text:p>
      <text:p text:style-name="P8"><text:span text:style-name="T1">if</text:span> (<text:span text:style-name="T5">Arr</text:span>[<text:span text:style-name="T5">i</text:span>] == <text:span text:style-name="T5">m</text:span>)</text:p>
      <text:p text:style-name="P8">{</text:p>
      <text:p text:style-name="P8"><text:span text:style-name="T5">count</text:span>++;</text:p>
      <text:p text:style-name="P8">}</text:p>
      <text:p text:style-name="P8">}</text:p>
      <text:p text:style-name="P8"><text:span text:style-name="T1">return</text:span> <text:span text:style-name="T5">count</text:span>;</text:p>
      <text:p text:style-name="P8">}</text:p>
      <text:p text:style-name="P8"><text:span text:style-name="T2">public</text:span> <text:span text:style-name="T2">static</text:span> <text:span text:style-name="T2">void</text:span> <text:span text:style-name="T4">Main</text:span>()</text:p>
      <text:p text:style-name="P8">{</text:p>
      <text:p text:style-name="P8"><text:span text:style-name="T5">Console</text:span>.<text:span text:style-name="T5">Write</text:span>(<text:span text:style-name="T6">"Enter Size of Array: "</text:span>);</text:p>
      <text:p text:style-name="P8"><text:span text:style-name="T2">int</text:span> <text:span text:style-name="T5">n</text:span> = <text:span text:style-name="T2">int</text:span>.<text:span text:style-name="T5">Parse</text:span>(<text:span text:style-name="T5">Console</text:span>.<text:span text:style-name="T5">ReadLine</text:span>());</text:p>
      <text:p text:style-name="P6"/>
      <text:p text:style-name="P8"><text:span text:style-name="T5">Console</text:span>.<text:span text:style-name="T5">WriteLine</text:span>(<text:span text:style-name="T6">"Enter Elements:"</text:span>);</text:p>
      <text:p text:style-name="P8"><text:span text:style-name="T2">int</text:span>[] <text:span text:style-name="T5">Arr</text:span> = <text:span text:style-name="T2">new</text:span> <text:span text:style-name="T2">int</text:span>[<text:span text:style-name="T5">n</text:span>];</text:p>
      <text:p text:style-name="P6"/>
      <text:p text:style-name="P8"><text:span text:style-name="T1">for</text:span> (<text:span text:style-name="T2">int</text:span> <text:span text:style-name="T5">i</text:span> = <text:span text:style-name="T7">0</text:span>; <text:span text:style-name="T5">i</text:span> &lt; <text:span text:style-name="T5">n</text:span>; <text:span text:style-name="T5">i</text:span>++)</text:p>
      <text:p text:style-name="P8">{</text:p>
      <text:p text:style-name="P8"><text:span text:style-name="T5">Console</text:span>.<text:span text:style-name="T5">Write</text:span>(<text:span text:style-name="T6">$"Element {</text:span><text:span text:style-name="T5">i</text:span><text:span text:style-name="T6"> </text:span>+<text:span text:style-name="T6"> </text:span><text:span text:style-name="T7">1</text:span><text:span text:style-name="T6">}: "</text:span>);</text:p>
      <text:p text:style-name="P8"><text:span text:style-name="T5">Arr</text:span>[<text:span text:style-name="T5">i</text:span>] = <text:span text:style-name="T2">int</text:span>.<text:span text:style-name="T5">Parse</text:span>(<text:span text:style-name="T5">Console</text:span>.<text:span text:style-name="T5">ReadLine</text:span>());</text:p>
      <text:p text:style-name="P8">}</text:p>
      <text:p text:style-name="P6"/>
      <text:p text:style-name="P8"><text:span text:style-name="T5">Console</text:span>.<text:span text:style-name="T5">Write</text:span>(<text:span text:style-name="T6">"Enter Number to find the No. of Occurrences: "</text:span>);</text:p>
      <text:p text:style-name="P8"><text:span text:style-name="T2">int</text:span> <text:span text:style-name="T5">m</text:span> = <text:span text:style-name="T2">int</text:span>.<text:span text:style-name="T5">Parse</text:span>(<text:span text:style-name="T5">Console</text:span>.<text:span text:style-name="T5">ReadLine</text:span>());</text:p>
      <text:p text:style-name="P6"/>
      <text:p text:style-name="P8"><text:span text:style-name="T5">Console</text:span>.<text:span text:style-name="T5">WriteLine</text:span>(<text:span text:style-name="T6">"No of Occrence : "</text:span>+<text:span text:style-name="T4">Occurrence</text:span>(<text:span text:style-name="T5">Arr</text:span>, <text:span text:style-name="T5">n</text:span>, <text:span text:style-name="T5">m</text:span>));</text:p>
      <text:p text:style-name="P8">}</text:p>
      <text:p text:style-name="P8">}</text:p>
      <text:p text:style-name="P11">}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5:43:00.458951673</meta:creation-date>
    <dc:date>2024-01-04T16:01:24.822688316</dc:date>
    <meta:editing-duration>PT8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7" meta:paragraph-count="215" meta:word-count="831" meta:character-count="4574" meta:non-whitespace-character-count="3957"/>
  </office:meta>
</office:document-meta>
</file>